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end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position="super 58%" fo:font-weight="normal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1FF16_4</text:p>
      <text:p text:style-name="P3">American Genizah Project: Partnership for Posterity</text:p>
      <text:p text:style-name="P3">Sabato Morais Collection Catalogue Template</text:p>
      <text:p text:style-name="P2"/>
      <text:p text:style-name="P2">Cataloguer: Heather Newlin</text:p>
      <text:p text:style-name="P2"/>
      <text:p text:style-name="P2"/>
      <text:p text:style-name="P2">I. Provenance</text:p>
      <text:p text:style-name="P2"/>
      <text:p text:style-name="P2">Source: CAJS Sabato Morais Papers</text:p>
      <text:p text:style-name="P2">Location: Box 1, FF 16</text:p>
      <text:p text:style-name="P2">Restrictions: ?</text:p>
      <text:p text:style-name="P2"/>
      <text:p text:style-name="P2">II. Descriptive Metadata</text:p>
      <text:p text:style-name="P2"/>
      <text:p text:style-name="P2">Script<text:tab/><text:tab/><text:tab/><text:tab/><text:tab/><text:tab/>Manuscript</text:p>
      <text:p text:style-name="P2"><text:s/>(manuscript or typescript) <text:tab/><text:tab/><text:tab/><text:tab/></text:p>
      <text:p text:style-name="P2">Language (s)<text:tab/><text:tab/><text:tab/><text:tab/><text:tab/>English<text:tab/><text:tab/><text:tab/><text:tab/><text:tab/></text:p>
      <text:p text:style-name="P2">Author of letter<text:tab/><text:tab/><text:tab/><text:tab/>Henry S. Jacobs</text:p>
      <text:p text:style-name="P2">Signed letter<text:tab/><text:tab/><text:tab/><text:tab/><text:tab/>Y</text:p>
      <text:p text:style-name="P2">Unsigned letter</text:p>
      <text:p text:style-name="P2">Dictated letter</text:p>
      <text:p text:style-name="P2">Anonymous</text:p>
      <text:p text:style-name="P2">Addressee of letter<text:tab/><text:tab/><text:tab/><text:tab/>Sabato Morais</text:p>
      <text:p text:style-name="P2">Addressee as “Editor”<text:tab/><text:tab/><text:tab/><text:tab/></text:p>
      <text:p text:style-name="P2">Date (derived from Hebrew Date)<text:tab/><text:tab/>5619</text:p>
      <text:p text:style-name="P2">Date (derived from Gregorian calendar)<text:tab/>11 April 1859</text:p>
      <text:p text:style-name="P2">Month<text:tab/><text:tab/><text:tab/><text:tab/><text:tab/><text:tab/>April</text:p>
      <text:p text:style-name="P2">Year<text:tab/><text:tab/><text:tab/><text:tab/><text:tab/><text:tab/>1859</text:p>
      <text:p text:style-name="P2">Hebrew Date<text:tab/><text:tab/><text:tab/><text:tab/><text:tab/></text:p>
      <text:p text:style-name="P2">Undated</text:p>
      <text:p text:style-name="P2">City<text:tab/><text:tab/><text:tab/><text:tab/><text:tab/><text:tab/>Charleston</text:p>
      <text:p text:style-name="P2">State<text:tab/><text:tab/><text:tab/><text:tab/><text:tab/><text:tab/>South Carolina<text:tab/> <text:s text:c="2"/><text:tab/><text:tab/><text:tab/><text:tab/></text:p>
      <text:p text:style-name="P2">Country<text:tab/><text:tab/><text:tab/><text:tab/><text:tab/>USA</text:p>
      <text:p text:style-name="P2">Subject<text:tab/><text:tab/><text:tab/><text:tab/><text:tab/></text:p>
      <text:p text:style-name="P2">Keywords</text:p>
      <text:p text:style-name="P2"/>
      <text:p text:style-name="P2"/>
      <text:p text:style-name="P2">III. Document Types</text:p>
      <text:p text:style-name="P2"/>
      <text:p text:style-name="P2">Correspondence<text:tab/><text:tab/><text:tab/><text:tab/>Y</text:p>
      <text:p text:style-name="P2">(Synagogue) Sermon</text:p>
      <text:p text:style-name="P2">(Public) Discourse</text:p>
      <text:p text:style-name="P2">Literary Document<text:tab/><text:tab/><text:tab/><text:tab/></text:p>
      <text:p text:style-name="P2">Legal Document</text:p>
      <text:p text:style-name="P2">Receipts</text:p>
      <text:p text:style-name="P2">Newspaper Clipping</text:p>
      <text:p text:style-name="P2">Greeting Card</text:p>
      <text:p text:style-name="P2">Calling Card</text:p>
      <text:p text:style-name="P2"><text:soft-page-break/></text:p>
      <text:p text:style-name="P2"/>
      <text:p text:style-name="P2">IV. Physical Features </text:p>
      <text:p text:style-name="P2"/>
      <text:p text:style-name="P2">Condition (e.g. fragile)<text:tab/><text:tab/><text:tab/></text:p>
      <text:p text:style-name="P2">Paper size (letter or legal size)<text:tab/><text:tab/></text:p>
      <text:p text:style-name="P2">Number of Pages<text:tab/><text:tab/><text:tab/><text:tab/>2</text:p>
      <text:p text:style-name="P2">Number of Sheets<text:tab/><text:tab/><text:tab/><text:tab/>1</text:p>
      <text:p text:style-name="P2">Fragment<text:tab/><text:tab/><text:tab/><text:tab/><text:tab/></text:p>
      <text:p text:style-name="P2">Pagination </text:p>
      <text:p text:style-name="P2">Foliation</text:p>
      <text:p text:style-name="P2">Additional Numeration</text:p>
      <text:p text:style-name="P2">Envelope</text:p>
      <text:p text:style-name="P2">Stamp</text:p>
      <text:p text:style-name="P2">Postmark<text:tab/><text:tab/><text:tab/><text:tab/><text:tab/><text:tab/><text:tab/><text:tab/></text:p>
      <text:p text:style-name="P2">Wax seal<text:tab/><text:tab/><text:tab/><text:tab/><text:tab/></text:p>
      <text:p text:style-name="P2"/>
      <text:p text:style-name="P2">V. Added entries </text:p>
      <text:p text:style-name="P2"/>
      <text:p text:style-name="P2">Additional names mentioned: </text:p>
      <text:p text:style-name="P2">Additional Places mentioned: </text:p>
      <text:p text:style-name="P2">Additional Dates mentioned:</text:p>
      <text:p text:style-name="P2"/>
      <text:p text:style-name="P2">VI. Notes</text:p>
      <text:p text:style-name="P2"/>
      <text:p text:style-name="P2">Also available in AJA Microfilm, Reel #207</text:p>
      <text:p text:style-name="P2"/>
      <text:p text:style-name="P2">VII Transcription</text:p>
      <text:p text:style-name="P2">(Symbols: <text:s/>? = uncertain; [ ] = supplied information; / = end of line)</text:p>
      <text:p text:style-name="P2"/>
      <text:p text:style-name="P2">[Page 1]</text:p>
      <text:p text:style-name="P4"><text:span text:style-name="T1">Charleston S. C. 11</text:span><text:span text:style-name="T2">th</text:span><text:span text:style-name="T1"> April 5619./</text:span></text:p>
      <text:p text:style-name="P2">Revd S. Morais/</text:p>
      <text:p text:style-name="P2"><text:tab/>Philadelphia/</text:p>
      <text:p text:style-name="P2"><text:tab/><text:tab/>My dear sir,/</text:p>
      <text:p text:style-name="P2"><text:tab/><text:tab/><text:tab/><text:tab/>I know that it needs no apology for/ trespassing on your time in seeking information on certain points/ connected with the “Foster Home” of your city, for your aid has/ always been accorded in everything that could subserve the sacred/ cause of Charity. <text:s/>We purpose[sic] establishing here, a Hebrew Orphan/ Asylum, or more correctly, applying the means and resources of/ our old Heb Orphan Society more in consonance with the/ demands of the times. <text:s/>Under the old regime, an income of/ some $2000 pr annum, irrespective of spacious premises owned/ by the society—has done no more good (?) than giving a kind/ of irregular Hebrew instruction to a few children sent occasionedly[sic],/ giving an annual Dinner, paying a keeper of the Hall &amp;c, and/ bestowing a bounty of $30 a year on some 12 or 15 children nominally/ for clothing, the parents of a majority of whom were, and are, in/ pretty fair circumstances. <text:s/>The constitution has recently been remodeled,/ and a limited number of Hebrew Orphans will be taken from the/ streets, and rescued, under God's favor, from vice, contamination,/ and ruin. <text:s/>They will be entirely domiciled under our auspices, and be/ there supported &amp; instructed. <text:s/>In many respects, our renovated/ Institution will approximate to the “Foster Home.” <text:s/>You would/ do us a service, by supplying us with information connected with/ the working of <text:soft-page-break/>your society, the number of recipients, male &amp; female,/</text:p>
      <text:p text:style-name="P2"/>
      <text:p text:style-name="P2">[Page 2]</text:p>
      <text:p text:style-name="P2">a detail of the cost under different heats of its internal economy,/ the nature of the benefits conferred, and such other points as/ you may deem useful. <text:s/>Please mail me likewise a copy of the/ Constitution. <text:s/>Our greatest difficulty appears to be the/ obtainment of a competent and reliable Matron, and as our/ climate offers obstacles to persons coming from the North, we can/ hardly expect to receive applications from that quarter. <text:s/>However/ [Hebrew] must be our watchword. <text:s/>Thus strengthened, we must/ press forward hopefully, in the face of the many obstacles which/ beset the path to success./</text:p>
      <text:p text:style-name="P2"><text:tab/>Congregational affairs here, you will be/ pleased to learn, p[?] tranquilly and prosperously. <text:s/>We have/ had several new members added to our roll during the last/ 18 months, over 25, some from the [Hebrew] congr included./ <text:s/>It will always afford me much pleasure to hear of your/ well-being, which I trust will continue uninterruptedly./</text:p>
      <text:p text:style-name="P2"><text:tab/>Please present my best respects to Mrs. Morais/ and believe me/</text:p>
      <text:p text:style-name="P2"><text:tab/><text:tab/>Yours faithfully/</text:p>
      <text:p text:style-name="P2"><text:tab/><text:tab/><text:tab/>Henry S. Jacobs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  <meta:creation-date>2009-04-23T10:50:02</meta:creation-date>
    <dc:date>2012-02-07T13:56:00.04</dc:date>
    <dc:language>en-US</dc:language>
    <meta:editing-cycles>4</meta:editing-cycles>
    <meta:editing-duration>PT00H03M45S</meta:editing-duration>
    <dc:creator>Penn Libraries</dc:creator>
    <meta:document-statistic meta:table-count="0" meta:image-count="0" meta:object-count="0" meta:page-count="3" meta:paragraph-count="73" meta:word-count="601" meta:character-count="3885"/>
    <meta:user-defined meta:name="Info 1"/>
    <meta:user-defined meta:name="Info 2"/>
    <meta:user-defined meta:name="Info 3"/>
    <meta:user-defined meta:name="Info 4"/>
  </office:meta>
</office:document-meta>
</file>